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4445" officeooo:paragraph-rsid="000a444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0a4445" officeooo:paragraph-rsid="000a4445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line-height="100%"/>
      <style:text-properties fo:font-size="18pt" fo:font-weight="normal" officeooo:rsid="000a4445" officeooo:paragraph-rsid="000be30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line-height="100%"/>
      <style:text-properties fo:font-size="14pt" fo:font-weight="normal" officeooo:rsid="000a4445" officeooo:paragraph-rsid="000be30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fo:font-size="14pt" fo:font-weight="normal" officeooo:rsid="000a4445" officeooo:paragraph-rsid="000a444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/>
      <style:text-properties fo:font-size="14pt" fo:font-weight="normal" officeooo:rsid="000a4445" officeooo:paragraph-rsid="000da39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/>
      <style:text-properties fo:font-size="14pt" fo:font-weight="normal" officeooo:rsid="000be307" officeooo:paragraph-rsid="000be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00%"/>
      <style:text-properties fo:font-size="14pt" fo:font-style="italic" fo:font-weight="normal" officeooo:rsid="000a4445" officeooo:paragraph-rsid="000a4445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line-height="100%"/>
      <style:text-properties fo:font-size="14pt" fo:font-style="italic" fo:font-weight="normal" officeooo:rsid="000a4445" officeooo:paragraph-rsid="000da39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weight="normal" officeooo:rsid="000a4445" officeooo:paragraph-rsid="000a444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size="14pt" fo:font-weight="normal" officeooo:rsid="000a4445" officeooo:paragraph-rsid="000a444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00%"/>
      <style:text-properties fo:font-size="14pt" fo:font-weight="normal" officeooo:paragraph-rsid="001093ad" style:font-size-asian="14pt" style:font-size-complex="14pt"/>
    </style:style>
    <style:style style:name="P13" style:family="paragraph" style:parent-style-name="Standard">
      <style:paragraph-properties fo:line-height="100%"/>
      <style:text-properties fo:font-size="14pt" fo:font-style="italic" fo:font-weight="normal" officeooo:rsid="000a4445" officeooo:paragraph-rsid="000a4445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be307" style:font-size-asian="12.25pt" style:font-size-complex="14pt"/>
    </style:style>
    <style:style style:name="T3" style:family="text">
      <style:text-properties fo:font-size="14pt" fo:font-style="italic" officeooo:rsid="000da391" style:font-size-asian="14pt" style:font-style-asian="italic" style:font-size-complex="14pt" style:font-style-complex="italic"/>
    </style:style>
    <style:style style:name="T4" style:family="text">
      <style:text-properties fo:font-size="14pt" officeooo:rsid="000da391" style:font-size-asian="14pt" style:font-size-complex="14pt"/>
    </style:style>
    <style:style style:name="T5" style:family="text">
      <style:text-properties fo:font-size="14pt" officeooo:rsid="000be307" style:font-size-asian="14pt" style:font-size-complex="14pt"/>
    </style:style>
    <style:style style:name="T6" style:family="text">
      <style:text-properties fo:font-size="14pt" officeooo:rsid="0010008e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da39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a391" style:font-style-asian="normal" style:font-style-complex="normal"/>
    </style:style>
    <style:style style:name="T11" style:family="text">
      <style:text-properties fo:font-style="normal" officeooo:rsid="000e19bb" style:font-style-asian="normal" style:font-style-complex="normal"/>
    </style:style>
    <style:style style:name="T12" style:family="text">
      <style:text-properties officeooo:rsid="000e19bb"/>
    </style:style>
    <style:style style:name="T13" style:family="text">
      <style:text-properties officeooo:rsid="000a4445" style:font-weight-asian="normal" style:font-weight-complex="normal"/>
    </style:style>
    <style:style style:name="T14" style:family="text">
      <style:text-properties officeooo:rsid="000da391" style:font-weight-asian="normal" style:font-weight-complex="normal"/>
    </style:style>
    <style:style style:name="T15" style:family="text">
      <style:text-properties officeooo:rsid="001093ad" style:font-weight-asian="normal" style:font-weight-complex="normal"/>
    </style:style>
    <style:style style:name="T16" style:family="text">
      <style:text-properties officeooo:rsid="00100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to run the code:</text:p>
      <text:p text:style-name="P10"/>
      <text:p text:style-name="P10">Name: Priyanka Gnanasekaran</text:p>
      <text:p text:style-name="P10">Class: CS 521 - Fall 1</text:p>
      <text:p text:style-name="P2"><text:span text:style-name="T1">Date:10/</text:span><text:span text:style-name="T2">22</text:span><text:span text:style-name="T1">/2020</text:span></text:p>
      <text:p text:style-name="P11">Final Project - Home Expense &amp; Retirement Calculator</text:p>
      <text:p text:style-name="P11"/>
      <text:p text:style-name="P3"><text:span text:style-name="T1"><text:tab/></text:span><text:span text:style-name="T4">For this python program only other module imported is </text:span><text:span text:style-name="T3">Datetime</text:span><text:span text:style-name="T4">. </text:span><text:span text:style-name="T5">As </text:span><text:span text:style-name="T6">usual</text:span><text:span text:style-name="T5"> run the file F5 in python 3.8 the </text:span><text:span text:style-name="T6">user will come across,</text:span><text:span text:style-name="T5"> first three steps:</text:span></text:p>
      <text:p text:style-name="P4"><text:tab/></text:p>
      <text:p text:style-name="P8"><text:tab/>Step1. Please enter your choice of calculation:(e.g m for monthly)</text:p>
      <text:p text:style-name="P8"><text:tab/><text:tab/>Bi-weekly = bw, Weekly = w,</text:p>
      <text:p text:style-name="P8"><text:tab/><text:tab/>Monthly = m, Semi-Monthly = sm:</text:p>
      <text:p text:style-name="P5"/>
      <text:p text:style-name="P7"><text:span text:style-name="T8"><text:tab/>This</text:span> instruction is placed in a IF loop, <text:span text:style-name="T12">all the calculations are placed in ELIF statements when</text:span> the choice of calculation is done, this step displays again with <text:span text:style-name="T7">Retirement = r:</text:span> statement attached to it, when r is <text:span text:style-name="T12">entered</text:span> retirement calculation begins. The next <text:span text:style-name="T12">two </text:span>steps are <text:span text:style-name="T16">for</text:span> income and expense calculations.</text:p>
      <text:p text:style-name="P5"/>
      <text:p text:style-name="P8"><text:tab/>Step2. Please Enter your monthly income:</text:p>
      <text:p text:style-name="P8"><text:tab/>Step3.Type your expenses with spaces in between them:</text:p>
      <text:p text:style-name="P5"/>
      <text:p text:style-name="P12"><text:span text:style-name="T13"><text:tab/></text:span><text:span text:style-name="T14">For the retirement calculation, the following steps are displayed. The data </text:span><text:span text:style-name="T15">given </text:span><text:span text:style-name="T14">for ages are calculated for years, yearly contribution and current savings are in dollars and average annual return is calculated as a ratio so 1.07 is for 7% return. Name </text:span><text:span text:style-name="T15">is</text:span><text:span text:style-name="T14"> given </text:span><text:span text:style-name="T15">for easy</text:span><text:span text:style-name="T14"> </text:span><text:span text:style-name="T15">identification of</text:span><text:span text:style-name="T14"> the record </text:span><text:span text:style-name="T15">that is</text:span><text:span text:style-name="T14"> saved in the text file </text:span><text:span text:style-name="T15">with date and time</text:span><text:span text:style-name="T14">. </text:span></text:p>
      <text:p text:style-name="P6"/>
      <text:p text:style-name="P8"><text:tab/>Step<text:span text:style-name="T8">4</text:span>:Enter your name:</text:p>
      <text:p text:style-name="P8"><text:tab/>Step5.Enter current saved amount for retirement:</text:p>
      <text:p text:style-name="P8"><text:tab/>Step6.Enter your current age:</text:p>
      <text:p text:style-name="P8"><text:tab/>Step7.Enter your desired retirement age:</text:p>
      <text:p text:style-name="P8"><text:tab/>Step8.Enter yearly contribution:</text:p>
      <text:p text:style-name="P8"><text:tab/>Step9.Enter the average annual return:</text:p>
      <text:p text:style-name="P8"><text:tab/></text:p>
      <text:p text:style-name="P9"><text:span text:style-name="T9"><text:tab/></text:span><text:span text:style-name="T10">The last step is to review the updated text file. Name, date and time are given as a reference to find the recent data easily. The code is written in append mode, if changed to write mode the same record </text:span><text:span text:style-name="T11">can be over written to save memory.</text:span></text:p>
      <text:p text:style-name="P5"/>
      <text:p text:style-name="P8"><text:tab/>Step10.Do you want to review your file: Type Yes or N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0:47:40.725000000</meta:creation-date>
    <dc:date>2020-10-22T17:57:29.558000000</dc:date>
    <meta:editing-duration>PT10M51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23" meta:word-count="283" meta:character-count="1697" meta:non-whitespace-character-count="1414"/>
  </office:meta>
</office:document-meta>
</file>